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0583in" fo:text-indent="0in" style:auto-text-indent="false">
        <style:tab-stops>
          <style:tab-stop style:position="5.0209in"/>
        </style:tab-stops>
      </style:paragraph-properties>
      <style:text-properties style:font-name="Arial" fo:font-size="10pt" style:font-size-asian="10pt"/>
    </style:style>
    <style:style style:name="P2" style:family="paragraph" style:parent-style-name="Standard">
      <style:paragraph-properties fo:margin-left="0in" fo:margin-right="0.0583in" fo:text-indent="0in" style:auto-text-indent="false">
        <style:tab-stops>
          <style:tab-stop style:position="0.2957in"/>
          <style:tab-stop style:position="5.0209in"/>
        </style:tab-stops>
      </style:paragraph-properties>
      <style:text-properties style:font-name="Arial" fo:font-size="10pt" fo:font-style="italic" style:font-size-asian="10pt" style:font-style-asian="italic"/>
    </style:style>
    <style:style style:name="P3" style:family="paragraph" style:parent-style-name="Standard">
      <style:paragraph-properties fo:margin-left="0in" fo:margin-right="0.0583in" fo:text-indent="0in" style:auto-text-indent="false">
        <style:tab-stops>
          <style:tab-stop style:position="0.2957in"/>
          <style:tab-stop style:position="5.0209in"/>
        </style:tab-stops>
      </style:paragraph-properties>
      <style:text-properties style:font-name="Arial" fo:font-size="10pt" fo:font-weight="bold" style:font-size-asian="10pt" style:font-weight-asian="bold"/>
    </style:style>
    <style:style style:name="P4" style:family="paragraph" style:parent-style-name="Standard">
      <style:paragraph-properties fo:margin-left="0in" fo:margin-right="0.0583in" fo:text-indent="0in" style:auto-text-indent="false">
        <style:tab-stops>
          <style:tab-stop style:position="0.2957in"/>
          <style:tab-stop style:position="5.0209in"/>
        </style:tab-stops>
      </style:paragraph-properties>
      <style:text-properties style:font-name="Arial" fo:font-size="9pt" fo:font-style="italic" style:font-size-asian="9pt" style:font-style-asian="italic"/>
    </style:style>
    <style:style style:name="P5" style:family="paragraph" style:parent-style-name="Standard">
      <style:paragraph-properties fo:margin-left="0in" fo:margin-right="0.0583in" fo:text-indent="0in" style:auto-text-indent="false">
        <style:tab-stops>
          <style:tab-stop style:position="0.2957in"/>
          <style:tab-stop style:position="5.0209in"/>
        </style:tab-stops>
      </style:paragraph-properties>
      <style:text-properties style:font-name="Arial" fo:font-size="9pt" fo:font-weight="bold" style:font-size-asian="9pt" style:font-weight-asian="bold"/>
    </style:style>
    <style:style style:name="P6" style:family="paragraph" style:parent-style-name="Standard">
      <style:paragraph-properties fo:margin-left="0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text-properties style:font-name="Arial" fo:font-size="9pt" style:font-size-asian="9pt"/>
    </style:style>
    <style:style style:name="P7" style:family="paragraph" style:parent-style-name="Standard">
      <style:paragraph-properties fo:margin-left="0in" fo:margin-right="0.0583in" fo:text-indent="0in" style:auto-text-indent="false">
        <style:tab-stops>
          <style:tab-stop style:position="0.2957in"/>
          <style:tab-stop style:position="5.0209in"/>
        </style:tab-stops>
      </style:paragraph-properties>
      <style:text-properties style:font-name="Arial" fo:font-weight="bold" style:font-weight-asian="bold"/>
    </style:style>
    <style:style style:name="P8" style:family="paragraph" style:parent-style-name="Standard">
      <style:paragraph-properties fo:margin-left="0in" fo:margin-right="0.0583in" fo:text-indent="0in" style:auto-text-indent="false">
        <style:tab-stops>
          <style:tab-stop style:position="0.2957in"/>
          <style:tab-stop style:position="5.0209in"/>
        </style:tab-stops>
      </style:paragraph-properties>
    </style:style>
    <style:style style:name="P9" style:family="paragraph" style:parent-style-name="Standard">
      <style:paragraph-properties fo:margin-left="0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style>
    <style:style style:name="P10" style:family="paragraph" style:parent-style-name="Standard">
      <style:paragraph-properties fo:margin-left="0.25in" fo:margin-right="0.0583in" fo:text-indent="0.0457in" style:auto-text-indent="false">
        <style:tab-stops>
          <style:tab-stop style:position="0.2957in"/>
          <style:tab-stop style:position="3.15in"/>
        </style:tab-stops>
      </style:paragraph-properties>
    </style:style>
    <style:style style:name="P11" style:family="paragraph" style:parent-style-name="Standard">
      <style:paragraph-properties fo:margin-left="0.25in" fo:margin-right="0.0583in" fo:text-indent="0.2957in" style:auto-text-indent="false">
        <style:tab-stops>
          <style:tab-stop style:position="0.2957in"/>
          <style:tab-stop style:position="5.0209in"/>
        </style:tab-stops>
      </style:paragraph-properties>
      <style:text-properties style:font-name="Arial" fo:font-size="10pt" fo:font-weight="bold" fo:background-color="#00ff00" style:font-size-asian="10pt" style:font-weight-asian="bold"/>
    </style:style>
    <style:style style:name="P12" style:family="paragraph" style:parent-style-name="Standard">
      <style:paragraph-properties fo:margin-left="0.2957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style>
    <style:style style:name="P13" style:family="paragraph" style:parent-style-name="Standard">
      <style:paragraph-properties fo:margin-left="0.2957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text-properties style:font-name="Arial" fo:font-size="10pt" fo:font-weight="bold" style:font-size-asian="10pt" style:font-weight-asian="bold"/>
    </style:style>
    <style:style style:name="P14" style:family="paragraph" style:parent-style-name="Standard">
      <style:paragraph-properties fo:margin-left="0.2957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text-properties style:font-name="Arial" fo:font-size="10pt" style:font-size-asian="10pt"/>
    </style:style>
    <style:style style:name="P15" style:family="paragraph" style:parent-style-name="Standard">
      <style:paragraph-properties fo:margin-left="0.2957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text-properties style:font-name="Arial" fo:font-size="9pt" fo:font-weight="bold" style:font-size-asian="9pt" style:font-weight-asian="bold"/>
    </style:style>
    <style:style style:name="P16" style:family="paragraph" style:parent-style-name="Standard">
      <style:paragraph-properties fo:margin-left="0.2957in" fo:margin-right="0.0583in" fo:text-indent="0in" style:auto-text-indent="false">
        <style:tab-stops>
          <style:tab-stop style:position="0.5909in"/>
          <style:tab-stop style:position="3.4457in"/>
          <style:tab-stop style:position="4.0362in"/>
          <style:tab-stop style:position="4.8236in"/>
          <style:tab-stop style:position="5.611in"/>
        </style:tab-stops>
      </style:paragraph-properties>
      <style:text-properties style:font-name="Arial" fo:font-size="9pt" fo:font-weight="bold" style:font-size-asian="9pt" style:font-weight-asian="bold"/>
    </style:style>
    <style:style style:name="P17" style:family="paragraph" style:parent-style-name="Standard">
      <style:paragraph-properties fo:margin-left="0.2957in" fo:margin-right="0.0583in" fo:text-indent="0in" style:auto-text-indent="false">
        <style:tab-stops>
          <style:tab-stop style:position="3.4457in"/>
          <style:tab-stop style:position="4.0362in"/>
          <style:tab-stop style:position="4.8236in"/>
          <style:tab-stop style:position="5.611in"/>
        </style:tab-stops>
      </style:paragraph-properties>
      <style:text-properties style:font-name="Arial" fo:font-size="9pt" fo:font-weight="bold" style:font-size-asian="9pt" style:font-weight-asian="bold"/>
    </style:style>
    <style:style style:name="P18" style:family="paragraph" style:parent-style-name="Standard">
      <style:paragraph-properties fo:margin-left="0.2957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text-properties style:font-name="Arial" fo:font-size="9pt" style:font-size-asian="9pt"/>
    </style:style>
    <style:style style:name="P19" style:family="paragraph" style:parent-style-name="Standard">
      <style:paragraph-properties fo:margin-left="0.2957in" fo:margin-right="0.0583in" fo:text-indent="0in" style:auto-text-indent="false">
        <style:tab-stops>
          <style:tab-stop style:position="0.5909in"/>
          <style:tab-stop style:position="3.4457in"/>
          <style:tab-stop style:position="4.0362in"/>
          <style:tab-stop style:position="4.8236in"/>
          <style:tab-stop style:position="5.611in"/>
        </style:tab-stops>
      </style:paragraph-properties>
      <style:text-properties style:font-name="Arial" fo:font-size="9pt" style:font-size-asian="9pt"/>
    </style:style>
    <style:style style:name="P20" style:family="paragraph" style:parent-style-name="Standard">
      <style:paragraph-properties fo:margin-left="0.25in" fo:margin-right="0.0583in" fo:text-indent="0in" style:auto-text-indent="false">
        <style:tab-stops>
          <style:tab-stop style:position="0.2957in"/>
          <style:tab-stop style:position="5.0209in"/>
        </style:tab-stops>
      </style:paragraph-properties>
      <style:text-properties style:font-name="Arial" fo:font-size="10pt" fo:font-weight="bold" style:font-size-asian="10pt" style:font-weight-asian="bold"/>
    </style:style>
    <style:style style:name="P21" style:family="paragraph" style:parent-style-name="Standard">
      <style:paragraph-properties fo:margin-left="0.25in" fo:margin-right="0.0583in" fo:text-indent="0in" style:auto-text-indent="false">
        <style:tab-stops>
          <style:tab-stop style:position="0.2957in"/>
          <style:tab-stop style:position="5.0209in"/>
        </style:tab-stops>
      </style:paragraph-properties>
      <style:text-properties style:font-name="Arial" fo:font-weight="bold" style:font-weight-asian="bold"/>
    </style:style>
    <style:style style:name="P22" style:family="paragraph" style:parent-style-name="Standard">
      <style:paragraph-properties fo:margin-left="0.25in" fo:margin-right="0.0583in" fo:text-indent="0in" style:auto-text-indent="false">
        <style:tab-stops>
          <style:tab-stop style:position="0.5909in"/>
          <style:tab-stop style:position="5.0209in"/>
        </style:tab-stops>
      </style:paragraph-properties>
      <style:text-properties style:font-name="Arial" fo:font-size="9pt" style:font-size-asian="9pt"/>
    </style:style>
    <style:style style:name="P23" style:family="paragraph" style:parent-style-name="Standard">
      <style:paragraph-properties fo:margin-left="0.25in" fo:margin-right="0.0583in" fo:text-indent="0in" style:auto-text-indent="false">
        <style:tab-stops>
          <style:tab-stop style:position="0.2957in"/>
          <style:tab-stop style:position="5.0209in"/>
        </style:tab-stops>
      </style:paragraph-properties>
    </style:style>
    <style:style style:name="P24" style:family="paragraph" style:parent-style-name="Standard">
      <style:paragraph-properties fo:margin-left="0.25in" fo:margin-right="0.0583in" fo:text-indent="0in" style:auto-text-indent="false">
        <style:tab-stops>
          <style:tab-stop style:position="0.9846in"/>
          <style:tab-stop style:position="3.15in"/>
        </style:tab-stops>
      </style:paragraph-properties>
    </style:style>
    <style:style style:name="P25" style:family="paragraph" style:parent-style-name="Standard">
      <style:paragraph-properties fo:margin-left="0.25in" fo:margin-right="0.0583in" fo:text-indent="0in" style:auto-text-indent="false">
        <style:tab-stops>
          <style:tab-stop style:position="0.5909in"/>
          <style:tab-stop style:position="5.0209in"/>
        </style:tab-stops>
      </style:paragraph-properties>
    </style:style>
    <style:style style:name="P26" style:family="paragraph" style:parent-style-name="Standard">
      <style:paragraph-properties fo:margin-left="3.15in" fo:margin-right="0.0583in" fo:text-indent="-2.8543in" style:auto-text-indent="false">
        <style:tab-stops>
          <style:tab-stop style:position="0.0984in"/>
          <style:tab-stop style:position="3.15in"/>
        </style:tab-stops>
      </style:paragraph-properties>
    </style:style>
    <style:style style:name="P27" style:family="paragraph" style:parent-style-name="Standard">
      <style:paragraph-properties fo:margin-left="3.15in" fo:margin-right="0.0583in" fo:text-indent="-2.9in" style:auto-text-indent="false">
        <style:tab-stops>
          <style:tab-stop style:position="0.0984in"/>
          <style:tab-stop style:position="3.15in"/>
        </style:tab-stops>
      </style:paragraph-properties>
    </style:style>
    <style:style style:name="P28" style:family="paragraph" style:parent-style-name="Standard">
      <style:paragraph-properties fo:margin-left="1in" fo:margin-right="0.0583in" fo:text-indent="0in" style:auto-text-indent="false">
        <style:tab-stops>
          <style:tab-stop style:position="0.2957in"/>
          <style:tab-stop style:position="3.15in"/>
        </style:tab-stops>
      </style:paragraph-properties>
    </style:style>
    <style:style style:name="P29" style:family="paragraph" style:parent-style-name="Standard">
      <style:paragraph-properties fo:margin-left="3.15in" fo:margin-right="0.0583in" fo:text-indent="-2.1654in" style:auto-text-indent="false">
        <style:tab-stops>
          <style:tab-stop style:position="0.2957in"/>
          <style:tab-stop style:position="5.0209in"/>
        </style:tab-stops>
      </style:paragraph-properties>
    </style:style>
    <style:style style:name="P30" style:family="paragraph" style:parent-style-name="Standard">
      <style:paragraph-properties fo:margin-left="0.5457in" fo:margin-right="0.0583in" fo:text-indent="0.439in" style:auto-text-indent="false">
        <style:tab-stops>
          <style:tab-stop style:position="0.2957in"/>
          <style:tab-stop style:position="3.15in"/>
        </style:tab-stops>
      </style:paragraph-properties>
    </style:style>
    <style:style style:name="P31" style:family="paragraph" style:parent-style-name="Standard">
      <style:paragraph-properties fo:margin-left="0.5457in" fo:margin-right="0.0583in" fo:text-indent="0in" style:auto-text-indent="false">
        <style:tab-stops>
          <style:tab-stop style:position="0.2957in"/>
          <style:tab-stop style:position="5.0209in"/>
        </style:tab-stops>
      </style:paragraph-properties>
      <style:text-properties style:font-name="Arial" fo:font-size="10pt" fo:font-style="italic" style:font-size-asian="10pt" style:font-style-asian="italic"/>
    </style:style>
    <style:style style:name="P32" style:family="paragraph" style:parent-style-name="Standard">
      <style:paragraph-properties fo:margin-left="0.9846in" fo:margin-right="0.0583in" fo:text-indent="0in" style:auto-text-indent="false">
        <style:tab-stops>
          <style:tab-stop style:position="0.2957in"/>
          <style:tab-stop style:position="3.15in"/>
        </style:tab-stops>
      </style:paragraph-properties>
      <style:text-properties style:font-name="Arial" fo:font-size="10pt" fo:font-style="italic" style:font-size-asian="10pt" style:font-style-asian="italic"/>
    </style:style>
    <style:style style:name="P33" style:family="paragraph" style:parent-style-name="Standard">
      <style:paragraph-properties fo:margin-left="4in" fo:margin-right="0.0583in" fo:text-indent="0in" style:auto-text-indent="false">
        <style:tab-stops>
          <style:tab-stop style:position="0.5909in"/>
          <style:tab-stop style:position="3.4457in"/>
          <style:tab-stop style:position="4.0362in"/>
          <style:tab-stop style:position="4.8236in"/>
          <style:tab-stop style:position="5.611in"/>
        </style:tab-stops>
      </style:paragraph-properties>
      <style:text-properties style:font-name="Arial" fo:font-size="10pt" fo:font-weight="bold" style:font-size-asian="10pt" style:font-weight-asian="bold"/>
    </style:style>
    <style:style style:name="P34" style:family="paragraph" style:parent-style-name="Text_20_body">
      <style:text-properties fo:font-weight="bold" style:font-weight-asian="bold"/>
    </style:style>
    <style:style style:name="P35" style:family="paragraph" style:parent-style-name="Standard">
      <style:paragraph-properties fo:margin-left="0in" fo:margin-right="0.0583in" fo:text-align="center" style:justify-single-word="false" fo:text-indent="0in" style:auto-text-indent="false">
        <style:tab-stops>
          <style:tab-stop style:position="5.0209in"/>
        </style:tab-stops>
      </style:paragraph-properties>
      <style:text-properties style:font-name="Arial" fo:font-size="10pt" fo:font-style="italic" style:font-size-asian="10pt" style:font-style-asian="italic"/>
    </style:style>
    <style:style style:name="P36" style:family="paragraph" style:parent-style-name="Standard">
      <style:paragraph-properties fo:margin-left="0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text-properties style:font-name="Arial" fo:font-size="10pt" style:font-size-asian="10pt"/>
    </style:style>
    <style:style style:name="P37" style:family="paragraph" style:parent-style-name="Standard">
      <style:paragraph-properties fo:margin-left="0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text-properties style:font-name="Arial" fo:font-size="9pt" style:font-size-asian="9pt"/>
    </style:style>
    <style:style style:name="P38" style:family="paragraph" style:parent-style-name="Standard">
      <style:paragraph-properties fo:margin-left="0in" fo:margin-right="0.0583in" fo:text-indent="0in" style:auto-text-indent="false" fo:break-before="page">
        <style:tab-stops>
          <style:tab-stop style:position="0.2957in"/>
          <style:tab-stop style:position="5.0209in"/>
        </style:tab-stops>
      </style:paragraph-properties>
      <style:text-properties style:font-name="Arial" fo:font-weight="bold" style:font-weight-asian="bold"/>
    </style:style>
    <style:style style:name="P39" style:family="paragraph" style:parent-style-name="Standard">
      <style:paragraph-properties fo:text-align="end" style:justify-single-word="false"/>
      <style:text-properties style:font-name="Calibri1" fo:font-size="11pt" officeooo:paragraph-rsid="001d9673" style:font-size-asian="11pt"/>
    </style:style>
    <style:style style:name="P40" style:family="paragraph" style:parent-style-name="Standard">
      <style:paragraph-properties fo:text-align="end" style:justify-single-word="false"/>
      <style:text-properties style:font-name="Calibri1" fo:font-size="11pt" officeooo:paragraph-rsid="001ece82" style:font-size-asian="11pt"/>
    </style:style>
    <style:style style:name="P41" style:family="paragraph" style:parent-style-name="Standard" style:list-style-name="WWNum1">
      <style:paragraph-properties fo:margin-left="0.25in" fo:margin-right="0.0583in" fo:text-indent="-0.25in" style:auto-text-indent="false">
        <style:tab-stops>
          <style:tab-stop style:position="0.2957in"/>
          <style:tab-stop style:position="3.15in"/>
        </style:tab-stops>
      </style:paragraph-properties>
      <style:text-properties style:font-name="Arial" fo:font-weight="bold" style:font-weight-asian="bold"/>
    </style:style>
    <style:style style:name="P42" style:family="paragraph" style:parent-style-name="Standard" style:list-style-name="WWNum1">
      <style:paragraph-properties fo:margin-left="3.15in" fo:margin-right="0.0583in" fo:text-indent="-3.15in" style:auto-text-indent="false">
        <style:tab-stops>
          <style:tab-stop style:position="0.2957in"/>
          <style:tab-stop style:position="3.15in"/>
        </style:tab-stops>
      </style:paragraph-properties>
      <style:text-properties officeooo:paragraph-rsid="0028b4fb"/>
    </style:style>
    <style:style style:name="P43" style:family="paragraph" style:parent-style-name="Standard">
      <style:paragraph-properties fo:margin-left="0in" fo:margin-right="0.0583in" fo:text-indent="0.2957in" style:auto-text-indent="false">
        <style:tab-stops>
          <style:tab-stop style:position="0.2957in"/>
        </style:tab-stops>
      </style:paragraph-properties>
      <style:text-properties style:font-name="Arial" fo:font-size="10pt" fo:font-style="italic" fo:background-color="#00ff00" style:font-size-asian="10pt" style:font-style-asian="italic"/>
    </style:style>
    <style:style style:name="P44" style:family="paragraph" style:parent-style-name="Standard">
      <style:paragraph-properties fo:margin-left="0.25in" fo:margin-right="0.0583in" fo:text-indent="0.0457in" style:auto-text-indent="false">
        <style:tab-stops>
          <style:tab-stop style:position="0.2957in"/>
          <style:tab-stop style:position="5.0209in"/>
        </style:tab-stops>
      </style:paragraph-properties>
      <style:text-properties style:font-name="Arial" fo:font-size="11pt" fo:font-weight="bold" fo:background-color="#00ff00" style:font-size-asian="11pt" style:font-weight-asian="bold"/>
    </style:style>
    <style:style style:name="P45" style:family="paragraph" style:parent-style-name="Standard">
      <style:paragraph-properties fo:margin-left="0.25in" fo:margin-right="0.0583in" fo:text-indent="0.0457in" style:auto-text-indent="false">
        <style:tab-stops>
          <style:tab-stop style:position="0.2957in"/>
          <style:tab-stop style:position="5.0209in"/>
        </style:tab-stops>
      </style:paragraph-properties>
      <style:text-properties style:font-name="Arial" fo:font-size="10pt" style:text-underline-style="solid" style:text-underline-width="auto" style:text-underline-color="font-color" fo:font-weight="bold" fo:background-color="#ffff00" style:font-size-asian="10pt" style:font-weight-asian="bold"/>
    </style:style>
    <style:style style:name="P46" style:family="paragraph" style:parent-style-name="Standard">
      <style:paragraph-properties fo:margin-left="0.25in" fo:margin-right="0.0583in" fo:text-indent="0.0457in" style:auto-text-indent="false">
        <style:tab-stops>
          <style:tab-stop style:position="0.2957in"/>
          <style:tab-stop style:position="5.0209in"/>
        </style:tab-stops>
      </style:paragraph-properties>
      <style:text-properties style:font-name="Arial" fo:font-size="10pt" fo:font-weight="bold" fo:background-color="#00ff00" style:font-size-asian="10pt" style:font-weight-asian="bold"/>
    </style:style>
    <style:style style:name="P47" style:family="paragraph" style:parent-style-name="Standard">
      <style:paragraph-properties fo:margin-left="0.2957in" fo:margin-right="0.0583in" fo:text-indent="0in" style:auto-text-indent="false">
        <style:tab-stops>
          <style:tab-stop style:position="0.5909in"/>
          <style:tab-stop style:position="3.4457in"/>
          <style:tab-stop style:position="4.0362in"/>
          <style:tab-stop style:position="4.8236in"/>
          <style:tab-stop style:position="5.611in"/>
        </style:tab-stops>
      </style:paragraph-properties>
      <style:text-properties style:font-name="Arial" fo:font-size="10pt" fo:font-weight="bold" style:font-size-asian="10pt" style:font-weight-asian="bold"/>
    </style:style>
    <style:style style:name="P48" style:family="paragraph" style:parent-style-name="Standard">
      <style:paragraph-properties fo:margin-left="0.2957in" fo:margin-right="0.0583in" fo:text-indent="0in" style:auto-text-indent="false">
        <style:tab-stops>
          <style:tab-stop style:position="3.4457in"/>
          <style:tab-stop style:position="4.0362in"/>
          <style:tab-stop style:position="4.8236in"/>
          <style:tab-stop style:position="5.611in"/>
        </style:tab-stops>
      </style:paragraph-properties>
      <style:text-properties style:font-name="Arial" fo:font-size="10pt" fo:font-weight="bold" style:font-size-asian="10pt" style:font-weight-asian="bold"/>
    </style:style>
    <style:style style:name="P49" style:family="paragraph" style:parent-style-name="Standard">
      <style:paragraph-properties fo:margin-left="0.2957in" fo:margin-right="0.0583in" fo:text-indent="0in" style:auto-text-indent="false">
        <style:tab-stops>
          <style:tab-stop style:position="0.2957in"/>
          <style:tab-stop style:position="5.0209in"/>
        </style:tab-stops>
      </style:paragraph-properties>
      <style:text-properties style:font-name="Arial" fo:font-size="10pt" fo:font-weight="bold" style:font-size-asian="10pt" style:font-weight-asian="bold"/>
    </style:style>
    <style:style style:name="P50" style:family="paragraph" style:parent-style-name="Standard">
      <style:paragraph-properties fo:margin-left="0.2957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text-properties style:font-name="Arial" fo:font-size="10pt" style:font-size-asian="10pt"/>
    </style:style>
    <style:style style:name="P51" style:family="paragraph" style:parent-style-name="Standard">
      <style:paragraph-properties fo:margin-left="0.2957in" fo:margin-right="0.0583in" fo:text-indent="0in" style:auto-text-indent="false">
        <style:tab-stops>
          <style:tab-stop style:position="0.5909in"/>
          <style:tab-stop style:position="3.4457in"/>
          <style:tab-stop style:position="4.0362in"/>
          <style:tab-stop style:position="4.8236in"/>
          <style:tab-stop style:position="5.611in"/>
        </style:tab-stops>
      </style:paragraph-properties>
      <style:text-properties style:font-name="Arial" fo:font-size="10pt" style:font-size-asian="10pt"/>
    </style:style>
    <style:style style:name="P52" style:family="paragraph" style:parent-style-name="Standard">
      <style:paragraph-properties fo:margin-left="0.2957in" fo:margin-right="0.0583in" fo:text-indent="0in" style:auto-text-indent="false">
        <style:tab-stops>
          <style:tab-stop style:position="0.2957in"/>
          <style:tab-stop style:position="3.4457in"/>
          <style:tab-stop style:position="4.0362in"/>
          <style:tab-stop style:position="4.8236in"/>
          <style:tab-stop style:position="5.611in"/>
        </style:tab-stops>
      </style:paragraph-properties>
      <style:text-properties style:font-name="Arial" fo:font-size="9pt" style:font-size-asian="9pt"/>
    </style:style>
    <style:style style:name="P53" style:family="paragraph" style:parent-style-name="Standard" style:list-style-name="WWNum1">
      <style:paragraph-properties fo:margin-left="0.2957in" fo:margin-right="0.0583in" fo:text-indent="-0.2957in" style:auto-text-indent="false">
        <style:tab-stops>
          <style:tab-stop style:position="0.2957in"/>
          <style:tab-stop style:position="5.0209in"/>
        </style:tab-stops>
      </style:paragraph-properties>
      <style:text-properties style:font-name="Arial" fo:font-weight="bold" style:font-weight-asian="bold"/>
    </style:style>
    <style:style style:name="P54" style:family="paragraph" style:parent-style-name="Standard">
      <style:paragraph-properties fo:margin-left="3.15in" fo:margin-right="0.0583in" fo:text-indent="0in" style:auto-text-indent="false">
        <style:tab-stops>
          <style:tab-stop style:position="0.2957in"/>
          <style:tab-stop style:position="5.0209in"/>
        </style:tab-stops>
      </style:paragraph-properties>
      <style:text-properties fo:color="#000000" style:font-name="Arial" fo:font-size="10pt" fo:font-style="italic" fo:background-color="#ff0000" style:font-size-asian="10pt" style:font-style-asian="italic"/>
    </style:style>
    <style:style style:name="P55" style:family="paragraph" style:parent-style-name="Standard">
      <style:paragraph-properties fo:margin-left="0.25in" fo:margin-right="0.0583in" fo:text-indent="0in" style:auto-text-indent="false">
        <style:tab-stops>
          <style:tab-stop style:position="0.2957in"/>
          <style:tab-stop style:position="5.0209in"/>
        </style:tab-stops>
      </style:paragraph-properties>
      <style:text-properties style:font-name="Arial" fo:font-size="10pt" fo:font-weight="bold" style:font-size-asian="10pt" style:font-weight-asian="bold"/>
    </style:style>
    <style:style style:name="P56" style:family="paragraph" style:parent-style-name="Standard">
      <style:paragraph-properties fo:margin-left="0.25in" fo:margin-right="0.0583in" fo:text-indent="0in" style:auto-text-indent="false">
        <style:tab-stops>
          <style:tab-stop style:position="0.2957in"/>
          <style:tab-stop style:position="4.5283in"/>
          <style:tab-stop style:position="5.0209in"/>
        </style:tab-stops>
      </style:paragraph-properties>
      <style:text-properties style:font-name="Arial" fo:font-size="10pt" fo:font-weight="bold" style:font-size-asian="10pt" style:font-weight-asian="bold"/>
    </style:style>
    <style:style style:name="P57" style:family="paragraph" style:parent-style-name="Standard">
      <style:paragraph-properties fo:margin-left="0.25in" fo:margin-right="0.0583in" fo:text-indent="0in" style:auto-text-indent="false">
        <style:tab-stops>
          <style:tab-stop style:position="0.2957in"/>
          <style:tab-stop style:position="5.0209in"/>
        </style:tab-stops>
      </style:paragraph-properties>
      <style:text-properties style:font-name="Arial" fo:font-size="10pt" style:font-size-asian="10pt"/>
    </style:style>
    <style:style style:name="P58" style:family="paragraph" style:parent-style-name="Standard" style:list-style-name="WWNum3">
      <style:paragraph-properties fo:margin-left="0.5457in" fo:margin-right="0.0583in" fo:text-indent="-0.25in" style:auto-text-indent="false">
        <style:tab-stops>
          <style:tab-stop style:position="0.2957in"/>
          <style:tab-stop style:position="0.5457in"/>
          <style:tab-stop style:position="5.0209in"/>
        </style:tab-stops>
      </style:paragraph-properties>
      <style:text-properties style:font-name="Arial" fo:font-size="10pt" fo:font-style="italic" style:font-size-asian="10pt" style:font-style-asian="italic"/>
    </style:style>
    <style:style style:name="P59" style:family="paragraph" style:parent-style-name="Standard" style:list-style-name="WWNum4">
      <style:paragraph-properties fo:margin-left="0.5457in" fo:margin-right="0.0583in" fo:text-indent="-0.25in" style:auto-text-indent="false">
        <style:tab-stops>
          <style:tab-stop style:position="0.2957in"/>
          <style:tab-stop style:position="0.5457in"/>
          <style:tab-stop style:position="5.0209in"/>
        </style:tab-stops>
      </style:paragraph-properties>
      <style:text-properties style:font-name="Arial" fo:font-size="10pt" fo:font-style="italic" style:font-size-asian="10pt" style:font-style-asian="italic"/>
    </style:style>
    <style:style style:name="P60" style:family="paragraph" style:parent-style-name="Standard" style:list-style-name="WWNum3">
      <style:paragraph-properties fo:margin-left="0.5457in" fo:margin-right="0.0583in" fo:text-indent="-0.25in" style:auto-text-indent="false">
        <style:tab-stops>
          <style:tab-stop style:position="0.2957in"/>
          <style:tab-stop style:position="0.5457in"/>
          <style:tab-stop style:position="5.0209in"/>
        </style:tab-stops>
      </style:paragraph-properties>
      <style:text-properties style:font-name="Arial" fo:font-size="10pt" fo:background-color="#ffff00" style:font-size-asian="10pt"/>
    </style:style>
    <style:style style:name="P61" style:family="paragraph" style:parent-style-name="Standard" style:list-style-name="WWNum5">
      <style:paragraph-properties fo:margin-left="0.5937in" fo:margin-right="0.0583in" fo:text-indent="-0.3437in" style:auto-text-indent="false">
        <style:tab-stops>
          <style:tab-stop style:position="5.0209in"/>
        </style:tab-stops>
      </style:paragraph-properties>
    </style:style>
    <style:style style:name="P62" style:family="paragraph" style:parent-style-name="Standard" style:list-style-name="WWNum5">
      <style:paragraph-properties fo:margin-left="0.5937in" fo:margin-right="0.0583in" fo:text-indent="-0.3437in" style:auto-text-indent="false">
        <style:tab-stops>
          <style:tab-stop style:position="5.0209in"/>
        </style:tab-stops>
      </style:paragraph-properties>
      <style:text-properties style:font-name="Arial" fo:font-size="10pt" style:font-size-asian="10pt"/>
    </style:style>
    <style:style style:name="P63" style:family="paragraph" style:parent-style-name="Standard" style:list-style-name="WWNum7">
      <style:paragraph-properties fo:margin-left="0.598in" fo:margin-right="0.0583in" fo:text-indent="-0.302in" style:auto-text-indent="false">
        <style:tab-stops>
          <style:tab-stop style:position="3.4457in"/>
          <style:tab-stop style:position="4.0362in"/>
          <style:tab-stop style:position="4.8236in"/>
          <style:tab-stop style:position="5.611in"/>
        </style:tab-stops>
      </style:paragraph-properties>
      <style:text-properties style:font-name="Arial" fo:font-size="10pt" style:font-size-asian="10pt"/>
    </style:style>
    <style:style style:name="P64" style:family="paragraph" style:parent-style-name="Standard" style:list-style-name="WWNum7">
      <style:paragraph-properties fo:margin-left="0.598in" fo:margin-right="0.0583in" fo:text-indent="-0.302in" style:auto-text-indent="false">
        <style:tab-stops>
          <style:tab-stop style:position="0.5909in"/>
          <style:tab-stop style:position="3.4457in"/>
          <style:tab-stop style:position="4.0362in"/>
          <style:tab-stop style:position="4.8236in"/>
          <style:tab-stop style:position="5.611in"/>
        </style:tab-stops>
      </style:paragraph-properties>
      <style:text-properties style:font-name="Arial" fo:font-size="10pt" style:font-size-asian="10pt"/>
    </style:style>
    <style:style style:name="P65" style:family="paragraph" style:parent-style-name="Standard" style:list-style-name="WWNum8">
      <style:paragraph-properties fo:margin-left="0.598in" fo:margin-right="0.0583in" fo:text-indent="-0.302in" style:auto-text-indent="false">
        <style:tab-stops>
          <style:tab-stop style:position="0.5909in"/>
          <style:tab-stop style:position="3.4457in"/>
          <style:tab-stop style:position="4.0362in"/>
          <style:tab-stop style:position="4.8236in"/>
          <style:tab-stop style:position="5.611in"/>
        </style:tab-stops>
      </style:paragraph-properties>
      <style:text-properties style:font-name="Arial" fo:font-size="8pt" style:font-size-asian="8pt"/>
    </style:style>
    <style:style style:name="P66" style:family="paragraph" style:parent-style-name="Standard" style:list-style-name="WWNum8">
      <style:paragraph-properties fo:margin-left="0.598in" fo:margin-right="0.0583in" fo:text-indent="-0.302in" style:auto-text-indent="false">
        <style:tab-stops>
          <style:tab-stop style:position="0.5909in"/>
          <style:tab-stop style:position="3.4457in"/>
          <style:tab-stop style:position="4.0362in"/>
          <style:tab-stop style:position="4.8236in"/>
          <style:tab-stop style:position="5.611in"/>
        </style:tab-stops>
      </style:paragraph-properties>
    </style:style>
    <style:style style:name="P67" style:family="paragraph" style:parent-style-name="Standard">
      <style:paragraph-properties fo:margin-left="4in" fo:margin-right="0.0583in" fo:text-indent="0in" style:auto-text-indent="false">
        <style:tab-stops>
          <style:tab-stop style:position="0.5909in"/>
          <style:tab-stop style:position="3.4457in"/>
          <style:tab-stop style:position="4.0362in"/>
          <style:tab-stop style:position="4.8236in"/>
          <style:tab-stop style:position="5.611in"/>
        </style:tab-stops>
      </style:paragraph-properties>
      <style:text-properties style:font-name="Arial" fo:font-size="10pt" fo:font-weight="bold" style:font-size-asian="10pt" style:font-weight-asian="bold"/>
    </style:style>
    <style:style style:name="P68" style:family="paragraph" style:parent-style-name="Standard" style:master-page-name="Standard">
      <style:paragraph-properties fo:text-align="end" style:justify-single-word="false" style:page-number="auto"/>
      <style:text-properties style:font-name="Calibri1" fo:font-size="11pt" fo:font-weight="bold" officeooo:paragraph-rsid="0023846c" style:font-size-asian="11pt" style:font-weight-asian="bold" style:font-size-complex="11pt" style:font-weight-complex="bold"/>
    </style:style>
    <style:style style:name="T1" style:family="text">
      <style:text-properties style:font-name="Calibri" fo:font-size="10pt" fo:font-weight="bold" style:font-size-asian="10pt" style:font-weight-asian="bold"/>
    </style:style>
    <style:style style:name="T2" style:family="text">
      <style:text-properties style:font-name="Calibri" fo:font-size="10pt" fo:font-weight="bold" officeooo:rsid="00164a84" style:font-size-asian="10pt" style:font-weight-asian="bold"/>
    </style:style>
    <style:style style:name="T3" style:family="text">
      <style:text-properties style:font-name="Calibri" fo:font-size="10pt" fo:font-weight="bold" fo:background-color="#ffff00" loext:char-shading-value="0" style:font-size-asian="10pt" style:font-weight-asian="bold"/>
    </style:style>
    <style:style style:name="T4" style:family="text">
      <style:text-properties style:font-name="Calibri" fo:font-size="10pt" fo:font-weight="bold" officeooo:rsid="001475f2" fo:background-color="#ffff00" loext:char-shading-value="0" style:font-size-asian="10pt" style:font-weight-asian="bold"/>
    </style:style>
    <style:style style:name="T5" style:family="text">
      <style:text-properties style:font-name="Calibri" fo:font-size="10pt" fo:font-weight="bold" officeooo:rsid="00164a84" fo:background-color="#ffff00" loext:char-shading-value="0" style:font-size-asian="10pt" style:font-weight-asian="bold"/>
    </style:style>
    <style:style style:name="T6" style:family="text">
      <style:text-properties style:font-name="Arial"/>
    </style:style>
    <style:style style:name="T7" style:family="text">
      <style:text-properties style:font-name="Arial" fo:font-size="10pt" fo:font-weight="bold" style:font-size-asian="10pt" style:font-weight-asian="bold"/>
    </style:style>
    <style:style style:name="T8" style:family="text">
      <style:text-properties style:font-name="Arial" fo:font-size="10pt" fo:font-weight="bold" fo:background-color="#00ffff" loext:char-shading-value="0" style:font-size-asian="10pt" style:font-weight-asian="bold"/>
    </style:style>
    <style:style style:name="T9" style:family="text">
      <style:text-properties style:font-name="Arial" fo:font-size="10pt" fo:font-style="italic" style:font-size-asian="10pt" style:font-style-asian="italic"/>
    </style:style>
    <style:style style:name="T10" style:family="text">
      <style:text-properties style:font-name="Arial" fo:font-size="10pt" fo:font-style="italic" fo:background-color="#00ff00" loext:char-shading-value="0" style:font-size-asian="10pt" style:font-style-asian="italic"/>
    </style:style>
    <style:style style:name="T11" style:family="text">
      <style:text-properties style:font-name="Arial" fo:font-size="10pt" fo:font-style="italic" fo:font-weight="bold" style:font-size-asian="10pt" style:font-style-asian="italic" style:font-weight-asian="bold"/>
    </style:style>
    <style:style style:name="T12" style:family="text">
      <style:text-properties style:font-name="Arial" fo:font-size="10pt" style:font-size-asian="10pt"/>
    </style:style>
    <style:style style:name="T13" style:family="text">
      <style:text-properties style:font-name="Arial" fo:font-size="10pt" fo:background-color="#ffff00" loext:char-shading-value="0" style:font-size-asian="10pt"/>
    </style:style>
    <style:style style:name="T14" style:family="text">
      <style:text-properties style:font-name="Arial" fo:font-size="10pt" fo:background-color="#00ffff" loext:char-shading-value="0" style:font-size-asian="10pt"/>
    </style:style>
    <style:style style:name="T15" style:family="text">
      <style:text-properties style:font-name="Arial" fo:font-size="10pt" fo:background-color="#00ff00" loext:char-shading-value="0" style:font-size-asian="10pt"/>
    </style:style>
    <style:style style:name="T16" style:family="text">
      <style:text-properties style:font-name="Arial" fo:font-weight="bold" style:font-weight-asian="bold"/>
    </style:style>
    <style:style style:name="T17" style:family="text">
      <style:text-properties style:font-name="Arial" fo:font-weight="bold" fo:background-color="#ffff00" loext:char-shading-value="0" style:font-weight-asian="bold"/>
    </style:style>
    <style:style style:name="T18" style:family="text">
      <style:text-properties style:font-name="Arial" fo:font-weight="bold" officeooo:rsid="0024b90b" fo:background-color="#ffff00" loext:char-shading-value="0" style:font-weight-asian="bold"/>
    </style:style>
    <style:style style:name="T19" style:family="text">
      <style:text-properties style:font-name="Arial" fo:font-weight="bold" officeooo:rsid="0028630c" fo:background-color="#ffff00" loext:char-shading-value="0" style:font-weight-asian="bold"/>
    </style:style>
    <style:style style:name="T20" style:family="text">
      <style:text-properties style:font-name="Arial" fo:font-size="9pt" fo:font-style="italic" style:font-size-asian="9pt" style:font-style-asian="italic"/>
    </style:style>
    <style:style style:name="T21" style:family="text">
      <style:text-properties style:font-name="Arial" fo:font-size="9pt" fo:font-style="italic" fo:font-weight="bold" style:font-size-asian="9pt" style:font-style-asian="italic" style:font-weight-asian="bold"/>
    </style:style>
    <style:style style:name="T22" style:family="text">
      <style:text-properties style:font-name="Arial" fo:font-size="9pt" style:font-size-asian="9pt"/>
    </style:style>
    <style:style style:name="T23" style:family="text">
      <style:text-properties style:font-name="Arial" fo:font-size="8pt" style:font-size-asian="8pt"/>
    </style:style>
    <style:style style:name="T24" style:family="text">
      <style:text-properties style:font-name="Arial" fo:font-size="8pt" fo:font-weight="bold" style:font-size-asian="8pt" style:font-weight-asian="bold"/>
    </style:style>
    <style:style style:name="T25" style:family="text">
      <style:text-properties style:font-name="Arial" fo:font-size="8pt" fo:font-style="italic" style:font-size-asian="8pt" style:font-style-asian="italic"/>
    </style:style>
    <style:style style:name="T26" style:family="text">
      <style:text-properties fo:font-style="italic" fo:font-weight="bold" style:font-style-asian="italic" style:font-weight-asian="bold"/>
    </style:style>
    <style:style style:name="T27" style:family="text">
      <style:text-properties fo:font-style="italic" fo:font-weight="bold" fo:background-color="#00ff00" loext:char-shading-value="0" style:font-style-asian="italic" style:font-weight-asian="bold"/>
    </style:style>
    <style:style style:name="T28" style:family="text">
      <style:text-properties fo:font-weight="bold" style:font-weight-asian="bold"/>
    </style:style>
    <style:style style:name="T29" style:family="text">
      <style:text-properties fo:font-weight="bold" style:font-weight-asian="bold" style:font-size-complex="11pt" style:font-weight-complex="bold"/>
    </style:style>
    <style:style style:name="T30" style:family="text">
      <style:text-properties fo:font-weight="bold" fo:background-color="#ffff00" loext:char-shading-value="0" style:font-weight-asian="bold"/>
    </style:style>
    <style:style style:name="T31" style:family="text">
      <style:text-properties fo:font-weight="bold" officeooo:rsid="001f2ea4" fo:background-color="#ffff00" loext:char-shading-value="0" style:font-weight-asian="bold"/>
    </style:style>
    <style:style style:name="T32" style:family="text">
      <style:text-properties fo:font-weight="bold" fo:background-color="transparent" loext:char-shading-value="0" style:font-weight-asian="bold"/>
    </style:style>
    <style:style style:name="T33" style:family="text">
      <style:text-properties fo:font-weight="bold" officeooo:rsid="001f2ea4" fo:background-color="transparent" loext:char-shading-value="0" style:font-weight-asian="bold"/>
    </style:style>
    <style:style style:name="T34" style:family="text">
      <style:text-properties fo:font-weight="bold" officeooo:rsid="001f2ea4" fo:background-color="transparent" loext:char-shading-value="0" style:font-weight-asian="bold"/>
    </style:style>
    <style:style style:name="T35" style:family="text">
      <style:text-properties fo:font-weight="bold" fo:background-color="transparent" loext:char-shading-value="0" style:font-weight-asian="bold"/>
    </style:style>
    <style:style style:name="T36" style:family="text">
      <style:text-properties fo:background-color="#00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LINZ Dealing Number: {{ linzDealingNumber }}</text:p>
      <text:p text:style-name="P40"><text:span text:style-name="T29">{% if actionstepId %} Client Reference: {{ actionstepId }} {% endif %}</text:span></text:p>
      <text:p text:style-name="P39"><text:span text:style-name="T29"/></text:p>
      <text:p text:style-name="P1"/>
      <text:p text:style-name="Text_20_body"><text:span text:style-name="T34">{% if recipent.recipentType == 'company' %}</text:span><text:span text:style-name="T35">COMPANY</text:span><text:span text:style-name="T34">{% else %}</text:span><text:span text:style-name="T35">PRIVATE INDIVIDUAL</text:span><text:span text:style-name="T34">{% endif %}</text:span><text:span text:style-name="T35"> </text:span><text:span text:style-name="T28">CLIENT AUTHORITY AND INSTRUCTION FOR AN ELECTRONIC TRANSACTION</text:span></text:p>
      <text:p text:style-name="P34"/>
      <text:p text:style-name="P35">(This form is approved by the New Zealand Law Society and Registrar-General of Land)</text:p>
      <text:p text:style-name="P1"/>
      <text:p text:style-name="P1"/>
      <text:list xml:id="list7419266230632938767" text:style-name="WWNum1">
        <text:list-item>
          <text:p text:style-name="P41">TO LAW FIRM:<text:tab/>EVOLUTION LAWYERS LIMITED</text:p>
        </text:list-item>
      </text:list>
      <text:p text:style-name="P4"/>
      <text:p text:style-name="P2"/>
      <text:p text:style-name="P2"/>
      <text:list xml:id="list163214355467916" text:continue-numbering="true" text:style-name="WWNum1">
        <text:list-item>
          <text:p text:style-name="P42"><text:span text:style-name="T16">CLIENT(S):<text:tab/></text:span><text:span text:style-name="T18">{% if recipient.recipientType == 'company' %}{{ recipient.companyName }}{% elif recipient.individuals %}{% for individual in recipient.individuals %}{{ individual.firstName }} {{individual.lastName }}</text:span></text:p>
          <text:p text:style-name="P42"><text:span text:style-name="T19">{% endfor %}</text:span><text:span text:style-name="T18">{% endif %}</text:span></text:p>
        </text:list-item>
      </text:list>
      <text:p text:style-name="P43">Optional inclusion if corporate client</text:p>
      <text:p text:style-name="P44">Full Names of Authorised Signatory(s):</text:p>
      <text:p text:style-name="P11"/>
      <text:p text:style-name="P45">[Name]</text:p>
      <text:p text:style-name="P46">Authorised Signatory A</text:p>
      <text:p text:style-name="P11"/>
      <text:p text:style-name="P45">[Name]</text:p>
      <text:p text:style-name="P46">Authorised Signatory B</text:p>
      <text:p text:style-name="P11"/>
      <text:p text:style-name="P45">[Name]</text:p>
      <text:p text:style-name="P49"><text:span text:style-name="T36">Authorised Signatory C</text:span></text:p>
      <text:p text:style-name="P49"><text:span text:style-name="T36"/></text:p>
      <text:list xml:id="list163214657695972" text:continue-numbering="true" text:style-name="WWNum1">
        <text:list-item>
          <text:p text:style-name="P53">TRANSACTION:</text:p>
        </text:list-item>
      </text:list>
      <text:p text:style-name="P7"/>
      <text:p text:style-name="P10"><text:span text:style-name="T7">Property Address:<text:tab/></text:span><text:span text:style-name="T13">[Address of Property]</text:span></text:p>
      <text:p text:style-name="P20"/>
      <text:p text:style-name="P20"/>
      <text:p text:style-name="P26"><text:span text:style-name="T7">Date and Nature of Base Document:<text:tab/></text:span><text:span text:style-name="T10">Optional Document References (include if details inserted by user):</text:span><text:span text:style-name="T9"> </text:span><text:span text:style-name="T12">Agreement for sale and purchase, dated </text:span><text:span text:style-name="T13">[Date of Agreement]</text:span><text:span text:style-name="T12"> </text:span></text:p>
      <text:p text:style-name="P27"><text:span text:style-name="T12"><text:tab/>Letter of instructions from </text:span><text:span text:style-name="T13">[Full Legal Name of New Mortgagee]</text:span><text:span text:style-name="T12">, dated </text:span><text:span text:style-name="T13">[Date of Instructions]</text:span></text:p>
      <text:p text:style-name="P27"><text:span text:style-name="T12"><text:tab/>Deed of gift, dated </text:span><text:span text:style-name="T13">[Date of Deed of Gift]</text:span></text:p>
      <text:p text:style-name="P27"><text:span text:style-name="T12"><text:tab/>Resolution of trustees, dated </text:span><text:span text:style-name="T13">[Date of Resolution]</text:span></text:p>
      <text:p text:style-name="P27"><text:span text:style-name="T12"><text:tab/></text:span><text:span text:style-name="T13">[Other Agreement or Document]</text:span><text:span text:style-name="T12">, dated </text:span><text:span text:style-name="T13">[Date]</text:span></text:p>
      <text:p text:style-name="P54">(Each document reference to be on a new line)</text:p>
      <text:p text:style-name="P20"/>
      <text:p text:style-name="P20">Instruments:</text:p>
      <text:p text:style-name="P20"/>
      <text:p text:style-name="P8"><text:span text:style-name="T9"><text:tab/></text:span><text:span text:style-name="T10">Option A (Purchase):</text:span><text:span text:style-name="T9"> </text:span></text:p>
      <text:list xml:id="list2476708269651017744" text:style-name="WWNum3">
        <text:list-item>
          <text:p text:style-name="P58">Transfer</text:p>
        </text:list-item>
      </text:list>
      <text:p text:style-name="P24"><text:span text:style-name="T9"><text:tab/>Title Reference<text:tab/></text:span><text:span text:style-name="T13">[Unique Identifier for Property]</text:span></text:p>
      <text:p text:style-name="P28"><text:span text:style-name="T9">Transferor(s)<text:tab/></text:span><text:span text:style-name="T13">[Full Legal Names of Transferor(s)]</text:span></text:p>
      <text:p text:style-name="P29"><text:span text:style-name="T9">Transferee(s)<text:tab/></text:span><text:span text:style-name="T14">[Full Legal Names of Client(s)]</text:span><text:span text:style-name="T12"> </text:span><text:span text:style-name="T15">[as to a [proportion] share] (include for each client if more than one transferee and Tenants in Common)</text:span></text:p>
      <text:p text:style-name="P29"><text:span text:style-name="T10">Transferee(s) proprietorship</text:span><text:span text:style-name="T9"><text:tab/></text:span><text:span text:style-name="T15">[Joint Tenants / Tenants in Common]</text:span></text:p>
      <text:p text:style-name="P8"><text:span text:style-name="T9"><text:tab/></text:span><text:span text:style-name="T10">Optional inclusion for A:</text:span><text:span text:style-name="T9"> </text:span></text:p>
      <text:list xml:id="list2267601050586112529" text:style-name="WWNum4">
        <text:list-item>
          <text:p text:style-name="P59">Mortgage</text:p>
        </text:list-item>
      </text:list>
      <text:p text:style-name="P28"><text:span text:style-name="T9">Title Reference<text:tab/></text:span><text:span text:style-name="T14">[Unique Identifier for Property]</text:span></text:p>
      <text:p text:style-name="P28"><text:span text:style-name="T9">Chargeholder Name<text:tab/></text:span><text:span text:style-name="T14">[Full Legal Name of New Mortgagee]</text:span></text:p>
      <text:p text:style-name="P28"><text:soft-page-break/><text:span text:style-name="T9">Priority Amount $<text:tab/></text:span><text:span text:style-name="T13">[Priority Amount]</text:span><text:span text:style-name="T12"> plus interest</text:span></text:p>
      <text:p text:style-name="P28"><text:span text:style-name="T9">Mortgage type<text:tab/></text:span><text:span text:style-name="T13">[Mortgage Type e.g. All Obligations]</text:span></text:p>
      <text:p text:style-name="P28"><text:span text:style-name="T9">Memorandum No<text:tab/></text:span><text:span text:style-name="T13">[Mortgage Memorandum Number]</text:span></text:p>
      <text:p text:style-name="P8"><text:span text:style-name="T9"><text:tab/></text:span><text:span text:style-name="T10">Option B (Sale):</text:span><text:span text:style-name="T9"> </text:span></text:p>
      <text:list xml:id="list163215677006905" text:continue-list="list2476708269651017744" text:style-name="WWNum3">
        <text:list-item>
          <text:p text:style-name="P58">Transfer</text:p>
        </text:list-item>
      </text:list>
      <text:p text:style-name="P24"><text:span text:style-name="T9"><text:tab/>Title Reference<text:tab/></text:span><text:span text:style-name="T13">[Unique Identifier for Property]</text:span></text:p>
      <text:p text:style-name="P28"><text:span text:style-name="T9">Transferor(s)<text:tab/></text:span><text:span text:style-name="T14">[Full Legal Names of Client(s)]</text:span></text:p>
      <text:p text:style-name="P29"><text:span text:style-name="T9">Transferee(s)<text:tab/></text:span><text:span text:style-name="T13">[Full Legal Names of Transferee(s)]</text:span></text:p>
      <text:p text:style-name="P8"><text:span text:style-name="T9"><text:tab/></text:span><text:span text:style-name="T10">Optional inclusion for B:</text:span><text:span text:style-name="T9"> </text:span></text:p>
      <text:list xml:id="list163215244049859" text:continue-list="list2267601050586112529" text:style-name="WWNum4">
        <text:list-item>
          <text:p text:style-name="P59">Discharge of Mortgage</text:p>
        </text:list-item>
      </text:list>
      <text:p text:style-name="P28"><text:span text:style-name="T9">Instrument Number<text:tab/></text:span><text:span text:style-name="T13">[Instrument Number of Mortgage]</text:span></text:p>
      <text:p text:style-name="P28"><text:span text:style-name="T9">Chargeholder Name<text:tab/></text:span><text:span text:style-name="T13">[Full Legal Name of Old Mortgagee]</text:span></text:p>
      <text:p text:style-name="P8"><text:span text:style-name="T9"><text:tab/></text:span><text:span text:style-name="T10">Option C (Refinance):</text:span><text:span text:style-name="T9"> </text:span></text:p>
      <text:list xml:id="list163215772987650" text:continue-numbering="true" text:style-name="WWNum4">
        <text:list-item>
          <text:p text:style-name="P59">Mortgage</text:p>
        </text:list-item>
      </text:list>
      <text:p text:style-name="P28"><text:span text:style-name="T9">Title Reference<text:tab/></text:span><text:span text:style-name="T13">[Unique Identifier for Property]</text:span></text:p>
      <text:p text:style-name="P28"><text:span text:style-name="T9">Chargeholder Name<text:tab/></text:span><text:span text:style-name="T14">[Full Legal Name of New Mortgagee]</text:span></text:p>
      <text:p text:style-name="P28"><text:span text:style-name="T9">Priority Amount $<text:tab/></text:span><text:span text:style-name="T13">[Priority Amount]</text:span><text:span text:style-name="T12"> plus interest</text:span></text:p>
      <text:p text:style-name="P28"><text:span text:style-name="T9">Mortgage type<text:tab/></text:span><text:span text:style-name="T13">[Mortgage Type e.g. All Obligations]</text:span></text:p>
      <text:p text:style-name="P28"><text:span text:style-name="T9">Memorandum No<text:tab/></text:span><text:span text:style-name="T13">[Mortgage Memorandum Number]</text:span></text:p>
      <text:p text:style-name="P8"><text:span text:style-name="T9"><text:tab/></text:span><text:span text:style-name="T10">Option D (Trust – Transferor(s)):</text:span></text:p>
      <text:list xml:id="list163215718507489" text:continue-list="list163215677006905" text:style-name="WWNum3">
        <text:list-item>
          <text:p text:style-name="P58">Transfer</text:p>
        </text:list-item>
      </text:list>
      <text:p text:style-name="P24"><text:span text:style-name="T9"><text:tab/>Title Reference<text:tab/></text:span><text:span text:style-name="T13">[Unique Identifier for Property]</text:span></text:p>
      <text:p text:style-name="P28"><text:span text:style-name="T9">Transferor(s)<text:tab/></text:span><text:span text:style-name="T14">[Full Legal Names of Client(s)]</text:span></text:p>
      <text:p text:style-name="P29"><text:span text:style-name="T9">Transferee(s)<text:tab/></text:span><text:span text:style-name="T13">[Full Legal Names of Transferee(s)]</text:span></text:p>
      <text:p text:style-name="P8"><text:span text:style-name="T9"><text:tab/></text:span><text:span text:style-name="T10">Optional inclusion for D:</text:span><text:span text:style-name="T9"> </text:span></text:p>
      <text:list xml:id="list163214762372196" text:continue-list="list163215772987650" text:style-name="WWNum4">
        <text:list-item>
          <text:p text:style-name="P59">Discharge of Mortgage</text:p>
        </text:list-item>
      </text:list>
      <text:p text:style-name="P28"><text:span text:style-name="T9">Instrument Number<text:tab/></text:span><text:span text:style-name="T13">[Instrument Number of Mortgage]</text:span></text:p>
      <text:p text:style-name="P30"><text:span text:style-name="T9">Chargeholder Name<text:tab/></text:span><text:span text:style-name="T13">[Full Legal Name of Old Mortgagee]</text:span></text:p>
      <text:p text:style-name="P8"><text:span text:style-name="T9"><text:tab/></text:span><text:span text:style-name="T10">Option E (Trust – Transferee(s)):</text:span></text:p>
      <text:list xml:id="list163215457243876" text:continue-list="list163215718507489" text:style-name="WWNum3">
        <text:list-item>
          <text:p text:style-name="P58">Transfer</text:p>
        </text:list-item>
      </text:list>
      <text:p text:style-name="P24"><text:span text:style-name="T9"><text:tab/>Title Reference<text:tab/></text:span><text:span text:style-name="T13">[Unique Identifier for Property]</text:span></text:p>
      <text:p text:style-name="P28"><text:span text:style-name="T9">Transferor(s)<text:tab/></text:span><text:span text:style-name="T13">[Full Legal Names of Transferor(s)]</text:span></text:p>
      <text:p text:style-name="P29"><text:span text:style-name="T9">Transferee(s)<text:tab/></text:span><text:span text:style-name="T14">[Full Legal Names of Client(s)]</text:span></text:p>
      <text:p text:style-name="P31"/>
      <text:p text:style-name="P8"><text:span text:style-name="T9"><text:tab/></text:span><text:span text:style-name="T10">Optional inclusion for E:</text:span></text:p>
      <text:list xml:id="list163214760894210" text:continue-list="list163214762372196" text:style-name="WWNum4">
        <text:list-item>
          <text:p text:style-name="P59">Mortgage</text:p>
        </text:list-item>
      </text:list>
      <text:p text:style-name="P28"><text:span text:style-name="T9">Title Reference<text:tab/></text:span><text:span text:style-name="T14">[Unique Identifier for Property]</text:span></text:p>
      <text:p text:style-name="P28"><text:span text:style-name="T9">Chargeholder Name<text:tab/></text:span><text:span text:style-name="T14">[Full Legal Name of New Mortgagee]</text:span></text:p>
      <text:p text:style-name="P28"><text:span text:style-name="T9">Priority Amount $<text:tab/></text:span><text:span text:style-name="T13">[Priority Amount]</text:span><text:span text:style-name="T12"> plus interest</text:span></text:p>
      <text:p text:style-name="P28"><text:span text:style-name="T9">Mortgage type<text:tab/></text:span><text:span text:style-name="T13">[Mortgage Type e.g. All Obligations]</text:span></text:p>
      <text:p text:style-name="P28"><text:span text:style-name="T9">Memorandum No<text:tab/></text:span><text:span text:style-name="T13">[Mortgage Memorandum Number]</text:span></text:p>
      <text:p text:style-name="P8"><text:span text:style-name="T9"><text:tab/></text:span><text:span text:style-name="T10">Option F (Other Instrument):</text:span></text:p>
      <text:list xml:id="list163214909914949" text:continue-list="list163215457243876" text:style-name="WWNum3">
        <text:list-item>
          <text:p text:style-name="P60">[Name of Instrument]</text:p>
        </text:list-item>
      </text:list>
      <text:p text:style-name="P24"><text:span text:style-name="T9"><text:tab/>Title Reference<text:tab/></text:span><text:span text:style-name="T13">[Unique Identifier for Property]</text:span></text:p>
      <text:p text:style-name="P28"><text:span text:style-name="T9">Instrument Number<text:tab/></text:span><text:span text:style-name="T13">[Instrument Number]</text:span></text:p>
      <text:p text:style-name="P28"><text:span text:style-name="T10">Nature/Purpose<text:tab/></text:span><text:span text:style-name="T15">[Description of nature/purpose]</text:span></text:p>
      <text:p text:style-name="P28"><text:span text:style-name="T10">Grantor(s)<text:tab/></text:span><text:span text:style-name="T15">[Full Legal Name of Grantor(s)]</text:span></text:p>
      <text:p text:style-name="P28"><text:span text:style-name="T10">Grantee(s)<text:tab/></text:span><text:span text:style-name="T15">[Full Legal Name of Grantee(s)]</text:span></text:p>
      <text:p text:style-name="P32"/>
      <text:p text:style-name="P21"/>
      <text:p text:style-name="P38">4.<text:tab/>AUTHORITY AND INSTRUCTION:</text:p>
      <text:p text:style-name="P5"/>
      <text:p text:style-name="P57">I confirm that:</text:p>
      <text:list xml:id="list7585664749153627050" text:style-name="WWNum5">
        <text:list-item>
          <text:p text:style-name="P62">this form is for the transaction noted above;</text:p>
        </text:list-item>
        <text:list-item>
          <text:p text:style-name="P62">I am 18 years of age or over;</text:p>
        </text:list-item>
        <text:list-item>
          <text:p text:style-name="P62">I am not an undischarged bankrupt;</text:p>
        </text:list-item>
        <text:list-item>
          <text:p text:style-name="P62">I am not subject to any order or management pursuant to the Protection of Personal and Property Rights Act or any other legislation that could restrict my ability to deal with my land;</text:p>
        </text:list-item>
        <text:list-item>
          <text:p text:style-name="P61"><text:span text:style-name="T12">as required by s164A of the Land Transfer Act 1952 I irrevocably authorise and instruct you to register the instruments above as an </text:span><text:span text:style-name="T9">e-dealing</text:span><text:span text:style-name="T12">;</text:span></text:p>
        </text:list-item>
        <text:list-item>
          <text:p text:style-name="P62">I understand that by signing this form I am legally bound by the electronic instruments certified and registered on my behalf as if such instruments had been signed by me personally; </text:p>
        </text:list-item>
        <text:list-item>
          <text:p text:style-name="P62">I understand that the authorised transaction will become a matter of public record upon registration.</text:p>
        </text:list-item>
      </text:list>
      <text:p text:style-name="P20"/>
      <text:p text:style-name="P20">_______________________________________________________<text:tab/>__________________</text:p>
      <text:p text:style-name="P23"><text:span text:style-name="T7">Signature of </text:span><text:span text:style-name="T8">[Full Legal Name of Client 1/Authorised Signatory A]</text:span><text:span text:style-name="T7"><text:tab/>Date</text:span></text:p>
      <text:p text:style-name="P20"/>
      <text:p text:style-name="P20">_______________________________________________________<text:tab/>__________________</text:p>
      <text:p text:style-name="P23"><text:span text:style-name="T7">Signature of </text:span><text:span text:style-name="T8">[Full Legal Name of Client 2/Authorised Signatory B]</text:span><text:span text:style-name="T7"><text:tab/>Date</text:span></text:p>
      <text:p text:style-name="P20"/>
      <text:p text:style-name="P56">_______________________________________________________<text:tab/><text:tab/>__________________</text:p>
      <text:p text:style-name="P23"><text:span text:style-name="T7">Signature of </text:span><text:span text:style-name="T8">[Full Legal Name of Client 3/Authorised Signatory C]</text:span><text:span text:style-name="T7"><text:tab/>Date</text:span></text:p>
      <text:p text:style-name="P20"/>
      <text:p text:style-name="P3"/>
      <text:p text:style-name="P25"><text:span text:style-name="T9">(Note: </text:span><text:span text:style-name="T11">Each Client named must sign personally. <text:s/></text:span><text:span text:style-name="T9">‘For and on behalf’ is not acceptable).</text:span></text:p>
      <text:p text:style-name="P22"/>
      <text:p text:style-name="P22"/>
      <text:p text:style-name="P8"><text:span text:style-name="T16">5.<text:tab/>CLIENT IDENTIFICATION:</text:span><text:span text:style-name="T6"> </text:span><text:span text:style-name="T9">(Tick applicable ID. <text:s/>Person establishing identity to complete.)</text:span></text:p>
      <text:p text:style-name="P4"/>
      <text:p text:style-name="P9"><text:span text:style-name="T20"><text:tab/><text:tab/></text:span><text:span text:style-name="T22">Passport<text:tab/>NZ Driver<text:tab/>NZ Firearms<text:tab/>Other NZ government-</text:span></text:p>
      <text:p text:style-name="P6"><text:tab/><text:tab/><text:tab/>Licence <text:tab/>Licence<text:tab/>issued photo ID</text:p>
      <text:p text:style-name="P36"><text:tab/><text:tab/><text:tab/><text:tab/><text:tab/><text:tab/></text:p>
      <text:p text:style-name="P6"/>
      <text:p text:style-name="P12"><text:span text:style-name="T8">[Full Legal Name of Client 1/ Authorised Signatory A]</text:span><text:span text:style-name="T7"><text:tab/></text:span><text:span text:style-name="T12">______<text:tab/>_______<text:tab/>_______<text:tab/>_______</text:span></text:p>
      <text:p text:style-name="P13"/>
      <text:p text:style-name="P12"><text:span text:style-name="T8">[Full Legal Name of Client 2/ Authorised Signatory B]</text:span><text:span text:style-name="T7"><text:tab/></text:span><text:span text:style-name="T12">______<text:tab/>_______<text:tab/>_______<text:tab/>_______</text:span></text:p>
      <text:p text:style-name="P14"/>
      <text:p text:style-name="P12"><text:span text:style-name="T8">[Full Legal Name of Client 3/ Authorised Signatory C]</text:span><text:span text:style-name="T7"><text:tab/></text:span><text:span text:style-name="T12">______<text:tab/>_______<text:tab/>_______<text:tab/>_______</text:span></text:p>
      <text:p text:style-name="P14"/>
      <text:p text:style-name="P15"/>
      <text:p text:style-name="P18"/>
      <text:p text:style-name="P18">Secondary Identification details (if required)<text:tab/>____________________________________________________</text:p>
      <text:p text:style-name="P18"/>
      <text:p text:style-name="P12"><text:span text:style-name="T20">(</text:span><text:span text:style-name="T21">Attach</text:span><text:span text:style-name="T20"> copy of ID used or details (e.g. passport number) where copying not practicable.)</text:span></text:p>
      <text:p text:style-name="P14"/>
      <text:p text:style-name="P14"/>
      <text:p text:style-name="P14">I certify that:</text:p>
      <text:list xml:id="list5821257259070127621" text:style-name="WWNum7">
        <text:list-item>
          <text:p text:style-name="P63">I have witnessed the client(s) sign this form;</text:p>
        </text:list-item>
        <text:list-item>
          <text:p text:style-name="P64">I have sighted the original form(s) of identity ticked above;</text:p>
        </text:list-item>
        <text:list-item>
          <text:p text:style-name="P64">I have attached a copy of ID(s) used;</text:p>
        </text:list-item>
        <text:list-item>
          <text:p text:style-name="P64">the photo(s) names(s) and signature(s) match the client(s) name(s) and identification provided;</text:p>
        </text:list-item>
        <text:list-item>
          <text:p text:style-name="P64">the client(s) appear(s) to be of sound mind.</text:p>
        </text:list-item>
      </text:list>
      <text:p text:style-name="P19"/>
      <text:p text:style-name="P51">_____________________________________<text:tab/><text:tab/>____________________________________</text:p>
      <text:p text:style-name="P47">Signature of person establishing identity<text:tab/><text:tab/>Full name of person establishing identity</text:p>
      <text:p text:style-name="P16"/>
      <text:p text:style-name="P16"/>
      <text:p text:style-name="P47">_____________________________________<text:tab/><text:tab/>____________________________________</text:p>
      <text:p text:style-name="P47">Occupation</text:p>
      <text:p text:style-name="P33">_____________________________________</text:p>
      <text:p text:style-name="P33"/>
      <text:p text:style-name="P33">_____________________________________</text:p>
      <text:p text:style-name="P33"/>
      <text:p text:style-name="P48">_____________________________________<text:tab/><text:tab/>_____________________________________</text:p>
      <text:p text:style-name="P48">Phone/Email<text:tab/><text:tab/>Address</text:p>
      <text:p text:style-name="P17"/>
      <text:p text:style-name="P9"><text:span text:style-name="T23"><text:tab/></text:span><text:span text:style-name="T24">Notes:</text:span></text:p>
      <text:list xml:id="list582201712739658816" text:style-name="WWNum8">
        <text:list-item>
          <text:p text:style-name="P65">The requirements for client identification specified in LINZS20002 Standard for verification of Identity must be complied with.</text:p>
        </text:list-item>
        <text:list-item>
          <text:p text:style-name="P65"><text:soft-page-break/>With the exception of foreign passports, only NZ government issued photo ID may be relied upon for identity verification purposes.</text:p>
        </text:list-item>
        <text:list-item>
          <text:p text:style-name="P65">Where the client is signing this form under a Power of Attorney the identification required to be established is that of the attorney.</text:p>
        </text:list-item>
        <text:list-item>
          <text:p text:style-name="P65">Attach certificate of non-revocation of power of attorney if required.</text:p>
        </text:list-item>
        <text:list-item>
          <text:p text:style-name="P65">A trustee may use the same form in respect of the same transaction in their personal capacity and as trustee.</text:p>
        </text:list-item>
        <text:list-item>
          <text:p text:style-name="P65">A faxed copy of this form is acceptable (refer to NZLS e-dealing Guideline J).</text:p>
        </text:list-item>
        <text:list-item>
          <text:p text:style-name="P65">The consent of prior mortgagees, lessors, etc may be necessary to avoid a breach of covenants.</text:p>
        </text:list-item>
        <text:list-item>
          <text:p text:style-name="P66"><text:span text:style-name="T23">This form is derived from the New Zealand Law Society’s Property Transactions &amp; </text:span><text:span text:style-name="T25">e-dealing </text:span><text:span text:style-name="T23">Guidelines, Part 2, Appendix 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NZ" style:font-size-asian="12pt" style:language-asian="en" style:country-asian="NZ"/>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0583in" fo:text-align="center" style:justify-single-word="false" fo:text-indent="0in" style:auto-text-indent="false">
        <style:tab-stops>
          <style:tab-stop style:position="5.0209in"/>
        </style:tab-stops>
      </style:paragraph-properties>
      <style:text-properties style:font-name="Arial" fo:font-family="Arial" style:font-family-generic="roman" style:font-pitch="variable" fo:font-size="14pt" style:font-size-asian="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keep-with-next="always">
        <style:tab-stops>
          <style:tab-stop style:position="0.4925in"/>
          <style:tab-stop style:position="6.4972in" style:type="right" style:leader-style="dotted" style:leader-text="."/>
        </style:tab-stops>
      </style:paragraph-properties>
      <style:text-properties fo:text-transform="uppercase" fo:font-size="11pt" style:text-underline-style="solid" style:text-underline-width="auto" style:text-underline-color="font-color" style:letter-kerning="true" style:font-size-asian="11pt" style:language-asian="en" style:country-asian="US"/>
    </style:style>
    <style:style style:name="Heading_20_2" style:display-name="Heading 2" style:family="paragraph" style:parent-style-name="Standard" style:next-style-name="Standard" style:default-outline-level="2" style:list-style-name="" style:class="text">
      <style:paragraph-properties fo:keep-with-next="always">
        <style:tab-stops>
          <style:tab-stop style:position="0.4925in"/>
          <style:tab-stop style:position="6.4972in" style:leader-style="dotted" style:leader-text="."/>
        </style:tab-stops>
      </style:paragraph-properties>
      <style:text-properties fo:font-size="11pt" style:text-underline-style="solid" style:text-underline-width="auto" style:text-underline-color="font-color" style:font-size-asian="11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lock_20_Text" style:display-name="Block Text" style:family="paragraph" style:parent-style-name="Standard" style:default-outline-level="">
      <style:paragraph-properties fo:margin-left="0.25in" fo:margin-right="0.0583in" fo:text-indent="0in" style:auto-text-indent="false">
        <style:tab-stops>
          <style:tab-stop style:position="0.5909in"/>
          <style:tab-stop style:position="5.0209in"/>
        </style:tab-stops>
      </style:paragraph-properties>
      <style:text-properties style:font-name="Arial" fo:font-family="Arial" style:font-family-generic="roman" style:font-pitch="variable" fo:font-size="8pt" style:font-size-asian="8pt"/>
    </style:style>
    <style:style style:name="annotation_20_text" style:display-name="annotation text" style:family="paragraph" style:parent-style-name="Standard" style:default-outline-level="">
      <style:text-properties fo:font-size="10pt" style:font-size-asian="10pt"/>
    </style:style>
    <style:style style:name="_5b_Normal_5d_" style:display-name="[Normal]" style:family="paragraph" style:default-outline-level="">
      <style:paragraph-properties fo:text-align="start" style:justify-single-word="false" fo:orphans="0" fo:widows="0" style:writing-mode="lr-tb"/>
      <style:text-properties style:font-name="Arial" fo:font-family="Arial" style:font-family-generic="roman" style:font-pitch="variable" fo:font-size="12pt" fo:language="en" fo:country="NZ" style:font-size-asian="12pt" style:language-asian="en" style:country-asian="NZ" style:font-name-complex="Arial1" style:font-family-complex="Arial"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a" style:num-letter-sync="true">
        <style:list-level-properties text:list-level-position-and-space-mode="label-alignment">
          <style:list-level-label-alignment text:label-followed-by="listtab" text:list-tab-stop-position="0.5937in" fo:text-indent="-0.3437in" fo:margin-left="0.5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937in" fo:text-indent="-0.3437in" fo:margin-left="0.5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a" style:num-letter-sync="true">
        <style:list-level-properties text:list-level-position-and-space-mode="label-alignment">
          <style:list-level-label-alignment text:label-followed-by="listtab" text:list-tab-stop-position="0.598in" fo:text-indent="-0.302in" fo:margin-left="0.5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98in" fo:text-indent="-0.302in" fo:margin-left="0.5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118in" fo:margin-bottom="0.5118in" fo:margin-left="0.5118in" fo:margin-right="0.5118in" style:writing-mode="lr-tb" style:layout-grid-color="#c0c0c0" style:layout-grid-lines="271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NZ Dealing Number:_________</dc:title>
    <meta:initial-creator>Thomas Bloy (Evolution Lawyers)</meta:initial-creator>
    <meta:editing-cycles>27</meta:editing-cycles>
    <meta:print-date>2016-01-07T02:54:00</meta:print-date>
    <meta:creation-date>2016-01-15T00:09:00</meta:creation-date>
    <dc:date>2016-01-20T16:32:13.841862000</dc:date>
    <meta:editing-duration>PT20M15S</meta:editing-duration>
    <meta:generator>LibreOffice/5.0.4.2$MacOSX_X86_64 LibreOffice_project/2b9802c1994aa0b7dc6079e128979269cf95bc78</meta:generator>
    <meta:document-statistic meta:table-count="0" meta:image-count="0" meta:object-count="0" meta:page-count="4" meta:paragraph-count="129" meta:word-count="997" meta:character-count="7105" meta:non-whitespace-character-count="6219"/>
    <meta:user-defined meta:name="AppVersion">15.0000</meta:user-defined>
    <meta:user-defined meta:name="Company">New Zealand Law Socie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